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endar.getInstance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Time( java . util . Dat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( int var0 , int var1 , int var2 , int var3 , int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TimeInMillis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internal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ActualMax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clear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roll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isS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MinimalDaysInFirstWee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Instanc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Lenient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Calendar( java . util . TimeZone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TimeInMilli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( int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TimeZ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comp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Instance( java . util . TimeZone var0 , java . util . Locale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before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isLen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FirstDayOfWeek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Available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Calend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after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( int var0 , int var1 , int var2 , int var3 , int var4 , int var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MinimalDaysInFirstW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setTimeZone( java . util . TimeZon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FirstDayOfWee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alendar.getActualMinimum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